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F0000003D3F13AEE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horizontal-align="justify" draw:textarea-vertical-align="middle" draw:auto-grow-height="false" fo:min-height="0.382cm" fo:min-width="1.83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draw:fill-color="#ff7b59" draw:textarea-horizontal-align="justify" draw:textarea-vertical-align="middle" draw:auto-grow-height="false" fo:min-height="0.55cm" fo:min-width="1.7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38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ff6600" draw:marker-end="" draw:fill="none" draw:textarea-vertical-align="middle" loext:decorative="false"/>
    </style:style>
    <style:style style:name="gr5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7.12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7b59" draw:textarea-horizontal-align="justify" draw:textarea-vertical-align="middle" draw:auto-grow-height="false" fo:min-height="0.385cm" fo:min-width="9.69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945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 fo:min-height="0.896cm" fo:min-width="1.281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64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18.61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color="#eeeeee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>
      <loext:graphic-properties draw:fill-color="#ff9900"/>
      <style:paragraph-properties fo:text-align="center" style:writing-mode="lr-tb"/>
      <style:text-properties fo:color="#eeeeee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3" style:family="paragraph">
      <style:paragraph-properties fo:text-align="center" style:writing-mode="lr-tb"/>
      <style:text-properties fo:color="#ffffff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" style:family="paragraph">
      <loext:graphic-properties draw:fill-color="#ff9900"/>
      <style:paragraph-properties fo:text-align="center" style:writing-mode="lr-tb"/>
      <style:text-properties fo:color="#ffffff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" style:family="paragraph">
      <loext:graphic-properties draw:fill-color="#ff7b59"/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8" style:family="paragraph">
      <loext:graphic-properties draw:fill-color="#ffffff"/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9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" style:family="paragraph">
      <loext:graphic-properties draw:fill-color="#ffd428"/>
      <style:paragraph-properties fo:text-align="center" style:writing-mode="lr-tb"/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solid" draw:fill-color="#ffff00"/>
      <style:paragraph-properties fo:text-align="center" style:writing-mode="lr-tb"/>
    </style:style>
    <style:style style:name="P19" style:family="paragraph">
      <loext:graphic-properties draw:fill-color="#ffffff"/>
    </style:style>
    <style:style style:name="T1" style:family="text">
      <style:text-properties fo:color="#eeeeee" loext:opacity="100%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2" style:family="text">
      <style:text-properties fo:color="#ffffff" loext:opacity="100%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T3" style:family="text"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T5" style:family="text">
      <style:text-properties fo:color="#333333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ffffff" loext:opacity="100%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4cm" svg:height="0.7cm" svg:x="4.8cm" svg:y="1.501cm">
          <text:p text:style-name="P1"><text:span text:style-name="T1">Lu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7.501cm" svg:y="1.502cm">
          <text:p text:style-name="P3"><text:span text:style-name="T2">Ma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0.202cm" svg:y="1.503cm">
          <text:p text:style-name="P3"><text:span text:style-name="T2">Miérco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3.003cm" svg:y="1.504cm">
          <text:p text:style-name="P3"><text:span text:style-name="T2">Jue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2.4cm" svg:height="0.7cm" svg:x="15.7cm" svg:y="1.501cm">
          <text:p text:style-name="P3"><text:span text:style-name="T2">Vier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6" draw:layer="layout" svg:width="2.2cm" svg:height="0.8cm" svg:x="4.88cm" svg:y="2.54cm">
          <text:p text:style-name="P5"><text:span text:style-name="T3">Clase presencial 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2.88cm" svg:height="0.8cm" svg:x="1.8cm" svg:y="2.601cm">
          <text:p text:style-name="P7"><text:span text:style-name="T4">08:30 – 10:00</text:span></text:p>
          <draw:enhanced-geometry svg:viewBox="0 0 21600 21600" draw:type="rectangle" draw:enhanced-path="M 0 0 L 21600 0 21600 21600 0 21600 0 0 Z N"/>
        </draw:custom-shape>
        <draw:line draw:style-name="gr4" draw:text-style-name="P9" draw:layer="layout" svg:x1="4.98cm" svg:y1="3.82cm" svg:x2="18.015cm" svg:y2="3.82cm">
          <text:p/>
        </draw:line>
        <draw:custom-shape draw:style-name="gr5" draw:text-style-name="P11" draw:layer="layout" svg:width="7.62cm" svg:height="0.635cm" svg:x="10.36cm" svg:y="4.28cm">
          <text:p text:style-name="P10"><text:span text:style-name="T5">Desarrollo guía práctica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19cm" svg:height="0.635cm" svg:x="7.82cm" svg:y="5.18cm">
          <text:p text:style-name="P5"><text:span text:style-name="T3">Lecturas clase siguiente</text:span>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301cm" svg:height="0.882cm" svg:x="10.32cm" svg:y="2.519cm">
          <draw:image xlink:href="Pictures/100000010000009F0000003D3F13AEE4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onnector draw:style-name="gr9" draw:text-style-name="P12" draw:layer="layout" svg:x1="9.46cm" svg:y1="4.41cm" svg:x2="11.062cm" svg:y2="4.41cm" svg:d="M9460 4410h1602" svg:viewBox="0 0 1603 1">
          <text:p/>
        </draw:connector>
        <draw:connector draw:style-name="gr9" draw:text-style-name="P12" draw:layer="layout" svg:x1="22.213cm" svg:y1="10.185cm" svg:x2="23.815cm" svg:y2="10.185cm" svg:d="M22213 10185h1602" svg:viewBox="0 0 1603 1">
          <text:p/>
        </draw:connector>
        <draw:custom-shape draw:style-name="gr10" draw:text-style-name="P6" draw:layer="layout" svg:width="4.445cm" svg:height="1.844cm" svg:x="6.35cm" svg:y="3.436cm">
          <text:p text:style-name="P5"><text:span text:style-name="T3">Unidad 1</text:span></text:p>
          <text:p text:style-name="P14"><text:span text:style-name="T6">Inferencia</text:span></text:p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81cm" svg:height="0.962cm" svg:x="5.08cm" svg:y="1.27cm">
          <draw:text-box>
            <text:p text:style-name="P15">Agosto</text:p>
          </draw:text-box>
        </draw:frame>
        <draw:frame draw:style-name="gr11" draw:text-style-name="P16" draw:layer="layout" svg:width="3.81cm" svg:height="0.962cm" svg:x="9.98cm" svg:y="1.27cm">
          <draw:text-box>
            <text:p text:style-name="P15">Septiembre</text:p>
          </draw:text-box>
        </draw:frame>
        <draw:frame draw:style-name="gr11" draw:text-style-name="P16" draw:layer="layout" svg:width="3.81cm" svg:height="0.962cm" svg:x="15.38cm" svg:y="1.27cm">
          <draw:text-box>
            <text:p text:style-name="P15">Octubre</text:p>
          </draw:text-box>
        </draw:frame>
        <draw:frame draw:style-name="gr11" draw:text-style-name="P16" draw:layer="layout" svg:width="3.81cm" svg:height="0.962cm" svg:x="20.68cm" svg:y="1.27cm">
          <draw:text-box>
            <text:p text:style-name="P15">Noviembre</text:p>
          </draw:text-box>
        </draw:frame>
        <draw:custom-shape draw:style-name="gr12" draw:text-style-name="P18" draw:layer="layout" svg:width="1.905cm" svg:height="1.27cm" svg:x="11.33cm" svg:y="3.71cm">
          <text:p text:style-name="P17">Ev.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905cm" svg:height="1.27cm" svg:x="18.2cm" svg:y="6.611cm">
          <text:p text:style-name="P17">Ev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8" draw:layer="layout" svg:width="1.905cm" svg:height="1.27cm" svg:x="23.8cm" svg:y="9.512cm">
          <text:p text:style-name="P17">Ev.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svg:x1="16.513cm" svg:y1="7.285cm" svg:x2="18.115cm" svg:y2="7.285cm" svg:d="M16513 7285h1602" svg:viewBox="0 0 1603 1">
          <text:p/>
        </draw:connector>
        <draw:custom-shape draw:style-name="gr10" draw:text-style-name="P6" draw:layer="layout" svg:width="4.445cm" svg:height="1.844cm" svg:x="13.3cm" svg:y="6.316cm">
          <text:p text:style-name="P5"><text:span text:style-name="T3">Unidad 2</text:span></text:p>
          <text:p text:style-name="P14"><text:span text:style-name="T6">Asociación</text:span></text:p>
          <draw:enhanced-geometry svg:viewBox="0 0 21600 21600" draw:type="rectangle" draw:enhanced-path="M 0 0 L 21600 0 21600 21600 0 21600 0 0 Z N"/>
        </draw:custom-shape>
        <draw:connector draw:style-name="gr9" draw:text-style-name="P12" draw:layer="layout" svg:x1="21.59cm" svg:y1="10.16cm" svg:x2="23.192cm" svg:y2="10.16cm" svg:d="M21590 10160h1602" svg:viewBox="0 0 1603 1">
          <text:p/>
        </draw:connector>
        <draw:custom-shape draw:style-name="gr13" draw:text-style-name="P6" draw:layer="layout" svg:width="4.145cm" svg:height="1.844cm" svg:x="19.35cm" svg:y="9.216cm">
          <text:p text:style-name="P5"><text:span text:style-name="T3">Unidad 3</text:span></text:p>
          <text:p text:style-name="P14"><text:span text:style-name="T6">Repor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9.11cm" svg:height="0.001cm" svg:x="5.715cm" svg:y="2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20" svg:d="M0 20l10-20 10 20z"/>
    <draw:marker draw:name="Dimension_20_Lines" draw:display-name="Dimension Lines" svg:viewBox="0 0 836 110" svg:d="M0 0h278 278 280v36 36 38h-278-278-280v-36-36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end="Triangle" draw:marker-end-width="0.30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7:49:25.332561584</meta:creation-date>
    <dc:date>2025-08-03T17:43:42.727718812</dc:date>
    <meta:editing-duration>PT53M39S</meta:editing-duration>
    <meta:editing-cycles>7</meta:editing-cycles>
    <meta:generator>LibreOffice/24.2.7.2$Linux_X86_64 LibreOffice_project/420$Build-2</meta:generator>
    <meta:document-statistic meta:object-count="51"/>
  </office:meta>
</office:document-meta>
</file>